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pitch="variable"/>
    <style:font-face style:name="Times New Roman1" svg:font-family="'Times New Roman'" style:font-pitch="variable"/>
    <style:font-face style:name="Times New Roman" svg:font-family="'Times New Roman'" style:font-family-generic="roman" style:font-pitch="variable"/>
  </office:font-face-decls>
  <office:automatic-styles>
    <style:style style:name="P1" style:family="paragraph" style:parent-style-name="Standard" style:list-style-name="L1">
      <style:paragraph-properties>
        <style:tab-stops>
          <style:tab-stop style:position="11.06cm"/>
        </style:tab-stops>
      </style:paragraph-properties>
    </style:style>
    <style:style style:name="P2" style:family="paragraph" style:parent-style-name="Standard" style:list-style-name="L1"/>
    <style:style style:name="P3" style:family="paragraph" style:parent-style-name="Standard" style:list-style-name="L1">
      <style:text-properties fo:font-style="normal" style:font-style-asian="normal" style:font-style-complex="normal"/>
    </style:style>
    <style:style style:name="P4" style:family="paragraph" style:parent-style-name="Standard" style:list-style-name="L1">
      <style:paragraph-properties fo:margin-left="0cm" fo:margin-right="0cm" fo:text-indent="0cm" style:auto-text-indent="false"/>
      <style:text-properties fo:font-style="normal" style:font-style-asian="normal" style:font-style-complex="normal"/>
    </style:style>
    <style:style style:name="P5" style:family="paragraph" style:parent-style-name="Standard" style:list-style-name="L1">
      <style:text-properties fo:font-style="normal" fo:font-weight="normal" style:font-style-asian="normal" style:font-weight-asian="normal" style:font-style-complex="normal" style:font-weight-complex="normal"/>
    </style:style>
    <style:style style:name="P6" style:family="paragraph" style:parent-style-name="Standard" style:list-style-name="L2">
      <style:text-properties fo:font-style="normal" fo:font-weight="normal" style:font-style-asian="normal" style:font-weight-asian="normal" style:font-style-complex="normal" style:font-weight-complex="normal"/>
    </style:style>
    <style:style style:name="P7" style:family="paragraph" style:parent-style-name="Standard" style:list-style-name="L3">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margin-left="0cm" fo:margin-right="0cm" fo:text-indent="0cm" style:auto-text-indent="false" fo:break-before="page"/>
      <style:text-properties fo:font-style="normal" fo:font-weight="bold" style:font-style-asian="normal" style:font-weight-asian="bold" style:font-style-complex="normal" style:font-weight-complex="bold"/>
    </style:style>
    <style:style style:name="P10"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T1" style:family="text">
      <style:text-properties style:font-name="Times New Roman1"/>
    </style:style>
    <style:style style:name="T2" style:family="text">
      <style:text-properties style:font-name="Times New Roman1" style:font-name-asian="Times New Roman1" style:font-name-complex="Times New Roman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2ID Annual General Meeting</text:p>
      <text:p text:style-name="Standard">1<text:span text:style-name="T1">°</text:span> <text:span text:style-name="T2">— </text:span>2004</text:p>
      <text:p text:style-name="Standard"/>
      <text:list text:style-name="L1">
        <text:list-item>
          <text:p text:style-name="P1"><text:span text:style-name="T3">Attendance</text:span>: A list of Members attending is available, on request, from the Secretary</text:p>
        </text:list-item>
        <text:list-item>
          <text:p text:style-name="P2"><text:span text:style-name="T3">Apologies</text:span>: Apologies were received from Messrs. B. Mooney &amp; C. Williams</text:p>
        </text:list-item>
        <text:list-item>
          <text:p text:style-name="P2"><text:span text:style-name="T3">Challenge to the Chair</text:span>: no challenges were received to Andy Robson chairing the meeting</text:p>
        </text:list-item>
        <text:list-item>
          <text:p text:style-name="P2"><text:span text:style-name="T3">Challenges to the Agenda Order</text:span>: <text:span text:style-name="T4">nem. con.</text:span></text:p>
        </text:list-item>
        <text:list-item>
          <text:p text:style-name="P3"><text:span text:style-name="T4">Quoracy:</text:span> with over 15 members present, the meeting was deemed Quorate.</text:p>
        </text:list-item>
        <text:list-item>
          <text:p text:style-name="P3"><text:span text:style-name="T3">Reports were made</text:span>:</text:p>
          <text:list>
            <text:list-item>
              <text:p text:style-name="P4">Mark Littlewood, the National Co-ordinator (pro. tem.) delivered an oral report; he explained that the meeting was to formalize our actions; and that challenges were ahead, including a Parliamentary &amp; Lobbying battle (and faith in the Lords will be essential); and for a rise in No2ID Members and supporters. A question was asked, from Albert Beale, regarding the groups/organizations affiliating, to which he was referred to the list in a contemporary pamphlet. Processes were still being formalized, but five (5) organizations had formally affiliated at this juncture.</text:p>
            </text:list-item>
            <text:list-item>
              <text:p text:style-name="P3">Phil Booth, Treasurer (pro. tem.) made an interim financial report (Annex A), but mentioned that ways to increase funding are sought, and that various grant applications were pending. To aid in planning, members were encouraged to use Standing Orders for their dues. Gratitude was expressed to the Joseph Rowntree Reform Trust Ltd., for their generosity and start-up grant. On lobbying exercises, contacts need to be enhanced: at all levels; and that printed materials need distributing. A Press advertisement for gaining membership/supporters was to be forthcoming. Questions were asked; including details of the Association's Bank Account (they're published on the website), and on how the Association was 'pitching' itself to groups; a nominal affiliation fee was mentioned (which had been set at GBP30,-)</text:p>
            </text:list-item>
            <text:list-item>
              <text:p text:style-name="P3">Adam McGreggor, Secretary (pro. tem.) gave an oral report detailing a continual rise in Membership and supporters, the latter obviously more so, following on from events. We had 201 self-identified 'activists', and ca. 300 supporters. A sign-up form, on the website, had been working, but permitted incomplete data to slip in; particularly postcodes. This yielding ~600 others (some of whom may be duplicates). The Association's Data Protection Act registration was completed (PZ8746707 is our number). There were roughly 60 paid-up Members. Gratitude was expressed to Guy Herbert for his assistance in matters; and to James Cronin for his sterling efforts with the Constitution. A question was asked regarding webstats; details will be available, in due course, to those asking</text:p>
            </text:list-item>
            <text:list-item>
              <text:p text:style-name="P3">General Questions (to the Officers) were asked; including how the Association will be targeting “older people”, to which the pending Community Actions Projects (for which funding has been granted) will contribute to this endeavour. </text:p>
            </text:list-item>
          </text:list>
        </text:list-item>
        <text:list-item>
          <text:p text:style-name="P3">On Ratification of the Constitution: The Constitution was introduced to the Meeting as a document necessary (in one form or another) for the Association to maintain a bank account, and to function. An objection was made to the 'top-heavy' nature of the Advisory Board; which it was felt could benefit from a shape closer to NGOs' modus operandi. <text:line-break/>The Constitution was <text:span text:style-name="T3">ratified,</text:span><text:span text:style-name="T5"> with two members abstaining.</text:span></text:p>
        </text:list-item>
        <text:list-item>
          <text:p text:style-name="P5">Elections to the Advisory Board (neither the Chair, nor the Vice-Chair posts were contested elections; three candidates stood for three ordinary seats on the Advisory Board)</text:p>
          <text:list>
            <text:list-item>
              <text:p text:style-name="P5">For Chair, <text:span text:style-name="T3">Simon Davies</text:span>: Simon has been involved in Identity Cards since ca. 1986/87, with r<text:span text:style-name="T1">ô</text:span>les in the OzCard campaign, and more recently, with Privacy International. For the last eight years, Simon has been a Visiting Professor of the LSE and offered to bring strategic and organizational management skills to the post; his purpose would be in defeating the card and the database.</text:p>
            </text:list-item>
            <text:list-item>
              <text:p text:style-name="P5">For Vice-Chair, <text:span text:style-name="T3">Debbie Chay</text:span>: With a past (and present) in Human Rights and Civil Liberties, Debbie has been involved in Charter 88, including some work with Matrix-Churchill.</text:p>
            </text:list-item>
            <text:list-item>
              <text:p text:style-name="P5">Bloc of Three:</text:p>
            </text:list-item>
          </text:list>
        </text:list-item>
      </text:list>
      <text:list text:style-name="L2">
        <text:list-item>
          <text:list>
            <text:list-item>
              <text:list>
                <text:list-item>
                  <text:p text:style-name="P6"><text:span text:style-name="T3">James Cronin</text:span>: a founder of Stand.org.uk, where there was involvement in endeavours to make RIP Act more workable and also in civil liberties, consultation responses, and actions; James has been involved since the beginnings of the 'association'. Asked if he had any (relevant) interests, James mentioned UKCOD and that he's not a member of any political party.</text:p>
                </text:list-item>
              </text:list>
            </text:list-item>
          </text:list>
        </text:list-item>
      </text:list>
      <text:list text:style-name="L1" text:continue-numbering="true">
        <text:list-item>
          <text:list text:continue-numbering="true">
            <text:list-item>
              <text:list text:continue-numbering="true">
                <text:list-item>
                  <text:p text:style-name="P5">Mark Dziecielewski: a computer security consultant, familiar with the ineffectiveness of Governmental Databases. Opposed to the Totalitarian state, and believing that the Government's scheme is bad in principle, there's no need for such databases, which open up possibilities for data abuses. Regarding relevant interests, Mark mentioned that he's involved in a few websites, and knows a few insiders who voice concerns; he sits on the DWP Ethics Group, and some involvement in spy.org.uk</text:p>
                </text:list-item>
                <text:list-item>
                  <text:p text:style-name="P5">Weyman Bennett (in absentia): The Joint Chair of Unite Against Fascism, and someone who's not white and middle-class male, which should help the group break into the Black/Ethnic Minority Groups; a good troublemaker, who's a SWP member, and one who was involved in opposition to the Criminal Justice Bill/Act. Asked how much time he'll have to the campaign, it was mentioned that he's been working with Liberty/Doug Jewell.</text:p>
                </text:list-item>
              </text:list>
              <text:p text:style-name="P5">Voting for candidates individually; the following candidates were <text:span text:style-name="T3">elected:</text:span></text:p>
            </text:list-item>
          </text:list>
        </text:list-item>
      </text:list>
      <text:list text:style-name="L3">
        <text:list-item>
          <text:p text:style-name="P7"><text:span text:style-name="T3">Ordinary Members</text:span>: Mark Dziecielewski &amp; James Cronin (both <text:span text:style-name="T4">nem. con.</text:span>)</text:p>
        </text:list-item>
        <text:list-item>
          <text:p text:style-name="P7"><text:span text:style-name="T4">With abstentions</text:span>: Weyman Bennett</text:p>
        </text:list-item>
        <text:list-item>
          <text:p text:style-name="P7"><text:span text:style-name="T3">Vice Chair</text:span>: Candidate: Debbie Chay: with abstentions</text:p>
        </text:list-item>
        <text:list-item>
          <text:p text:style-name="P7"><text:span text:style-name="T3">Chair</text:span>: Simon Davies: unanimously</text:p>
        </text:list-item>
      </text:list>
      <text:p text:style-name="P8"/>
      <text:p text:style-name="P9">Annex A: Mr. Treasurer's Report (abridged)</text:p>
      <text:p text:style-name="P10"/>
      <text:p text:style-name="P8">Actual Income to 30/09/04:<text:tab/><text:tab/>£5579.69</text:p>
      <text:p text:style-name="P8">Projected Income to 31/10/04:<text:tab/>£6533.69</text:p>
      <text:p text:style-name="P8">Actual Expenditure to 30/09/04:<text:tab/>£1931.79</text:p>
      <text:p text:style-name="P8">Projected Expenditure to 31/10/04:<text:tab/>£6273.80</text:p>
      <text:p text:style-name="P10"/>
      <text:p text:style-name="P11">Income Breakdowns:</text:p>
      <text:p text:style-name="P8">Membership Fees:<text:tab/><text:tab/><text:tab/>£1073.84</text:p>
      <text:p text:style-name="P8">Sale of Merchandise:<text:tab/><text:tab/><text:tab/>£1149.22</text:p>
      <text:p text:style-name="P8">Grants:<text:tab/><text:tab/><text:tab/><text:tab/><text:tab/>33000.00</text:p>
      <text:p text:style-name="P8">Donations, inc. in kind:<text:tab/><text:tab/>£ 356.63</text:p>
      <text:p text:style-name="P10"/>
      <text:p text:style-name="P10"><text:span text:style-name="T3">Expenditure</text:span>:</text:p>
      <text:p text:style-name="P10"/>
      <text:p text:style-name="P10">Start-up costs include the production of 10,000 trifold leaflets; 10,000 letterheads; 3,000 16pp pamphlets; 1,000 card folders; 3 banners for events; and business cards for each 'core' members.</text:p>
      <text:p text:style-name="P10"/>
      <text:p text:style-name="P10">Merchandise includes T-shirts in 2 designs (sold online at NTK Mart &amp; The Register's Cash 'n' Carrion, as well as at events); car window stickers; button badges; and round stickers.</text:p>
      <text:p text:style-name="P10"/>
      <text:p text:style-name="P10">Events organized and attended include: the Big Brother Awards 2004; No2ID's official launch; the Liberal Democrat, Labour, and Conservative Party Conferences, with a fringe meeting at Labour's; and both a stall and a workshop at the upcoming European Social Forum.</text:p>
      <text:p text:style-name="P10"/>
      <text:p text:style-name="P10">No2ID's Data Protection registration has now been paid by Standing O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pitch="variable"/>
    <style:font-face style:name="Times New Roman1" svg:font-family="'Times New Roman'"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none" style:country-asian="none" style:font-name-complex="Arial"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2-06T22:02:10</meta:creation-date>
    <dc:date>2006-02-09T22:57:44</dc:date>
    <dc:language>en-US</dc:language>
    <meta:editing-cycles>13</meta:editing-cycles>
    <meta:editing-duration>PT2H6M50S</meta:editing-duration>
    <meta:user-defined meta:name="Info 1"/>
    <meta:user-defined meta:name="Info 2"/>
    <meta:user-defined meta:name="Info 3"/>
    <meta:user-defined meta:name="Info 4"/>
    <meta:document-statistic meta:table-count="0" meta:image-count="0" meta:object-count="0" meta:page-count="3" meta:paragraph-count="40" meta:word-count="1018" meta:character-count="6525"/>
  </office:meta>
</office:document-meta>
</file>